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60000008776C3BCEB.png" manifest:media-type="image/png"/>
  <manifest:file-entry manifest:full-path="Pictures/1000140F00003EA20000129B4FA4093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Thai" svg:font-family="'Noto Serif Thai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2" draw:textarea-horizontal-align="justify" draw:textarea-vertical-align="middle" draw:auto-grow-height="false" fo:min-height="15.5cm" fo:min-width="27.5cm" loext:decorative="false"/>
    </style:style>
    <style:style style:name="gr2" style:family="graphic" style:parent-style-name="standard">
      <style:graphic-properties draw:fill="hatch" draw:fill-hatch-name="Black_20_180_20_Degrees_20_Crossed" draw:opacity="60%" draw:textarea-horizontal-align="justify" draw:textarea-vertical-align="middle" draw:auto-grow-height="false" fo:min-height="15.5cm" fo:min-width="27.5cm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655cm" fo:min-width="6.164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gradient" draw:fill-gradient-name="Gradient_20_12"/>
      <style:paragraph-properties fo:text-align="center"/>
    </style:style>
    <style:style style:name="P2" style:family="paragraph">
      <loext:graphic-properties draw:fill="hatch" draw:fill-hatch-name="Black_20_180_20_Degrees_20_Crossed" draw:opacity="6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64cm" svg:height="1.905cm" svg:x="10.955cm" svg:y="0.4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69cm" svg:height="1.951cm" svg:x="11.05cm" svg:y="0.389cm">
          <draw:image xlink:href="Pictures/1000140F00003EA20000129B4FA40931.svg" xlink:type="simple" xlink:show="embed" xlink:actuate="onLoad" draw:mime-type="image/svg+xml">
            <text:p/>
          </draw:image>
          <draw:image xlink:href="Pictures/10000001000001C60000008776C3BCEB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Thai" svg:font-family="'Noto Serif Thai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2" draw:display-name="Gradient 12" draw:style="ellipsoid" draw:cx="50%" draw:cy="50%" draw:start-color="#355269" draw:end-color="#729fcf" draw:start-intensity="100%" draw:end-intensity="100%" draw:angle="30deg" draw:border="0%">
      <loext:gradient-stop svg:offset="0" loext:color-type="rgb" loext:color-value="#355269"/>
      <loext:gradient-stop svg:offset="1" loext:color-type="rgb" loext:color-value="#729fc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Thai" fo:font-size="24pt" fo:language="en" fo:country="US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Open Sans1" style:font-family-asian="'Open Sans'" style:font-family-generic-asian="system" style:font-pitch-asian="variable" style:font-size-asian="18pt" style:font-style-asian="normal" style:font-weight-asian="normal" style:font-name-complex="Open Sans1" style:font-family-complex="'Ope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Open Sans1" style:font-family-asian="'Open Sans'" style:font-family-generic-asian="system" style:font-pitch-asian="variable" style:font-size-asian="20pt" style:font-style-asian="normal" style:font-weight-asian="normal" style:font-name-complex="Open Sans1" style:font-family-complex="'Ope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Open Sans1" style:font-family-asian="'Open Sans'" style:font-family-generic-asian="system" style:font-pitch-asian="variable" style:font-size-asian="32pt" style:font-style-asian="normal" style:font-weight-asian="normal" style:font-name-complex="Open Sans1" style:font-family-complex="'Ope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Open Sans1" style:font-family-asian="'Open Sans'" style:font-family-generic-asian="system" style:font-pitch-asian="variable" style:font-size-asian="32pt" style:font-style-asian="normal" style:font-weight-asian="normal" style:font-name-complex="Open Sans1" style:font-family-complex="'Ope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44pt" fo:font-style="normal" fo:text-shadow="none" style:text-underline-style="none" fo:font-weight="normal" style:letter-kerning="true" fo:background-color="transparent" style:font-name-asian="Open Sans1" style:font-family-asian="'Open Sans'" style:font-family-generic-asian="system" style:font-pitch-asian="variable" style:font-size-asian="44pt" style:font-style-asian="normal" style:font-weight-asian="normal" style:font-name-complex="Open Sans1" style:font-family-complex="'Ope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2:33:09.752732000</meta:creation-date>
    <dc:date>2025-02-17T12:52:31.650828000</dc:date>
    <meta:editing-duration>PT11M11S</meta:editing-duration>
    <meta:editing-cycles>4</meta:editing-cycles>
    <meta:generator>LibreOffice/24.8.1.1$Haiku_X86_64 LibreOffice_project/d19045f58dc2c9d9f4a516fe6b10f0521f29924d</meta:generator>
    <meta:document-statistic meta:object-count="27"/>
  </office:meta>
</office:document-meta>
</file>